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0.48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1.2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 style:data-style-name="N81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8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98cm" svg:height="10.591cm" svg:x="79.474cm" svg:y="8.595cm">
            <draw:object draw:notify-on-update-of-ranges="Sheet1.AH3:Sheet1.AH13 Sheet1.AQ1:Sheet1.AQ2 Sheet1.AQ3:Sheet1.AQ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7" table:default-cell-style-name="ce3"/>
        <table:table-column table:style-name="co6" table:default-cell-style-name="ce6"/>
        <table:table-column table:style-name="co2" table:number-columns-repeated="16339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2" table:number-columns-repeated="7"/>
          <table:table-cell table:style-name="ce5"/>
          <table:table-cell table:style-name="ce1" table:number-columns-repeated="16339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1<text:span text:style-name="T1">st</text:span> Run</text:p>
          </table:table-cell>
          <table:table-cell table:style-name="ce2" office:value-type="string" calcext:value-type="string">
            <text:p>2<text:span text:style-name="T1">nd</text:span> Run</text:p>
          </table:table-cell>
          <table:table-cell table:style-name="ce2" office:value-type="string" calcext:value-type="string">
            <text:p>3<text:span text:style-name="T1">rd</text:span> Run</text:p>
          </table:table-cell>
          <table:table-cell table:style-name="ce2" office:value-type="string" calcext:value-type="string">
            <text:p>4<text:span text:style-name="T1">th</text:span> Run</text:p>
          </table:table-cell>
          <table:table-cell table:style-name="ce2" office:value-type="string" calcext:value-type="string">
            <text:p>5<text:span text:style-name="T1">th</text:span> Run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andard Deviation</text:p>
          </table:table-cell>
          <table:table-cell table:style-name="ce5" office:value-type="string" calcext:value-type="string">
            <text:p>SD/Ave</text:p>
          </table:table-cell>
          <table:table-cell table:style-name="ce1" table:number-columns-repeated="16339"/>
        </table:table-row>
        <table:table-row table:style-name="ro1">
          <table:table-cell office:value-type="string" calcext:value-type="string">
            <text:p>./incOrderRow0 Starting...Using Device 0: GeForce GTX 1660 TiTotal data size: 4194304The initialization of host data took 1.047e-02 secondsThe transfer of 4194304 bytes from the host to the device took 2.824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office:value-type="float" office:value="0.23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 9.49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62" calcext:value-type="float">
            <text:p>8.66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66e-02 secondsThe transfer of 4194304 bytes from the host to the device took 2.808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office:value-type="float" office:value="0.2337" calcext:value-type="float">
            <text:p>2.34E-01</text:p>
          </table:table-cell>
          <table:table-cell office:value-type="string" calcext:value-type="string">
            <text:p>seconds to runThe transfer of 4194304 bytes from the device to the host took 9.465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87" calcext:value-type="float">
            <text:p>8.79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5e-02 secondsThe transfer of 4194304 bytes from the host to the device took 2.805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office:value-type="float" office:value="0.2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 9.470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544" calcext:value-type="float">
            <text:p>8.54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120e-02 secondsThe transfer of 4194304 bytes from the host to the device took 2.805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office:value-type="float" office:value="0.2358" calcext:value-type="float">
            <text:p>2.36E-01</text:p>
          </table:table-cell>
          <table:table-cell office:value-type="string" calcext:value-type="string">
            <text:p>seconds to runThe transfer of 4194304 bytes from the device to the host took 9.801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979" calcext:value-type="float">
            <text:p>8.98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6e-02 secondsThe transfer of 4194304 bytes from the host to the device took 2.805e-04 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office:value-type="float" office:value="0.2373" calcext:value-type="float">
            <text:p>2.37E-01</text:p>
          </table:table-cell>
          <table:table-cell office:value-type="string" calcext:value-type="string">
            <text:p>seconds to runThe transfer of 4194304 bytes from the device to the host took 9.536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538" calcext:value-type="float">
            <text:p>8.5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" office:value-type="float" office:value="0.2333" calcext:value-type="float">
            <text:p>2.33E-01</text:p>
          </table:table-cell>
          <table:table-cell table:formula="of:=[.I3]" office:value-type="float" office:value="0.2337" calcext:value-type="float">
            <text:p>2.34E-01</text:p>
          </table:table-cell>
          <table:table-cell table:formula="of:=[.O3]" office:value-type="float" office:value="0.233" calcext:value-type="float">
            <text:p>2.33E-01</text:p>
          </table:table-cell>
          <table:table-cell table:formula="of:=[.U3]" office:value-type="float" office:value="0.2358" calcext:value-type="float">
            <text:p>2.36E-01</text:p>
          </table:table-cell>
          <table:table-cell table:formula="of:=[.AA3]" office:value-type="float" office:value="0.2373" calcext:value-type="float">
            <text:p>2.37E-01</text:p>
          </table:table-cell>
          <table:table-cell table:formula="of:=AVERAGE([.$AL3:.$AP3])" office:value-type="float" office:value="0.23462" calcext:value-type="float">
            <text:p>2.35E-01</text:p>
          </table:table-cell>
          <table:table-cell table:formula="of:=STDEV([.$AL3:.$AQ3])" office:value-type="float" office:value="0.00166060230037177" calcext:value-type="float">
            <text:p>1.66E-03</text:p>
          </table:table-cell>
          <table:table-cell table:formula="of:=[.AR3]/[.AQ3]" office:value-type="percentage" office:value="0.00707783778182494" calcext:value-type="percentage">
            <text:p>0.71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1 Starting...Using Device 0: GeForce GTX 1660 TiTotal data size: 4194304The initialization of host data took 1.100e-02 secondsThe transfer of 4194304 bytes from the host to the device took 2.830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office:value-type="float" office:value="0.2063" calcext:value-type="float">
            <text:p>2.06E-01</text:p>
          </table:table-cell>
          <table:table-cell office:value-type="string" calcext:value-type="string">
            <text:p>seconds to runThe transfer of 4194304 bytes from the device to the host took 9.755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963" calcext:value-type="float">
            <text:p>8.9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054e-02 secondsThe transfer of 4194304 bytes from the host to the device took 2.824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office:value-type="float" office:value="0.2095" calcext:value-type="float">
            <text:p>2.10E-01</text:p>
          </table:table-cell>
          <table:table-cell office:value-type="string" calcext:value-type="string">
            <text:p>seconds to runThe transfer of 4194304 bytes from the device to the host took 9.507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564" calcext:value-type="float">
            <text:p>8.5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228e-02 secondsThe transfer of 4194304 bytes from the host to the device took 3.145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office:value-type="float" office:value="0.2073" calcext:value-type="float">
            <text:p>2.07E-01</text:p>
          </table:table-cell>
          <table:table-cell office:value-type="string" calcext:value-type="string">
            <text:p>seconds to runThe transfer of 4194304 bytes from the device to the host took 1.229e-03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43" calcext:value-type="float">
            <text:p>8.74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77e-02 secondsThe transfer of 4194304 bytes from the host to the device took 2.875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office:value-type="float" office:value="0.2057" calcext:value-type="float">
            <text:p>2.06E-01</text:p>
          </table:table-cell>
          <table:table-cell office:value-type="string" calcext:value-type="string">
            <text:p>seconds to runThe transfer of 4194304 bytes from the device to the host took 9.945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29" calcext:value-type="float">
            <text:p>8.63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93e-02 secondsThe transfer of 4194304 bytes from the host to the device took 2.823e-04 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office:value-type="float" office:value="0.2101" calcext:value-type="float">
            <text:p>2.10E-01</text:p>
          </table:table-cell>
          <table:table-cell office:value-type="string" calcext:value-type="string">
            <text:p>seconds to runThe transfer of 4194304 bytes from the device to the host took 9.831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72" calcext:value-type="float">
            <text:p>8.7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0.2063" calcext:value-type="float">
            <text:p>2.06E-01</text:p>
          </table:table-cell>
          <table:table-cell table:formula="of:=[.I4]" office:value-type="float" office:value="0.2095" calcext:value-type="float">
            <text:p>2.10E-01</text:p>
          </table:table-cell>
          <table:table-cell table:formula="of:=[.O4]" office:value-type="float" office:value="0.2073" calcext:value-type="float">
            <text:p>2.07E-01</text:p>
          </table:table-cell>
          <table:table-cell table:formula="of:=[.U4]" office:value-type="float" office:value="0.2057" calcext:value-type="float">
            <text:p>2.06E-01</text:p>
          </table:table-cell>
          <table:table-cell table:formula="of:=[.AA4]" office:value-type="float" office:value="0.2101" calcext:value-type="float">
            <text:p>2.10E-01</text:p>
          </table:table-cell>
          <table:table-cell table:formula="of:=AVERAGE([.$AL4:.$AP4])" office:value-type="float" office:value="0.20778" calcext:value-type="float">
            <text:p>2.08E-01</text:p>
          </table:table-cell>
          <table:table-cell table:formula="of:=STDEV([.$AL4:.$AQ4])" office:value-type="float" office:value="0.00173712406004868" calcext:value-type="float">
            <text:p>1.74E-03</text:p>
          </table:table-cell>
          <table:table-cell table:formula="of:=[.AR4]/[.AQ4]" office:value-type="percentage" office:value="0.00836040071252612" calcext:value-type="percentage">
            <text:p>0.84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/incOrderRow2 Starting...Using Device 0: GeForce GTX 1660 TiTotal data size: 4194304The initialization of host data took 1.780e-02 secondsThe transfer of 4194304 bytes from the host to the device took 2.830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office:value-type="float" office:value="0.1547" calcext:value-type="float">
            <text:p>1.55E-01</text:p>
          </table:table-cell>
          <table:table-cell office:value-type="string" calcext:value-type="string">
            <text:p>seconds to runThe transfer of 4194304 bytes from the device to the host took 1.002e-03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38" calcext:value-type="float">
            <text:p>9.04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90e-02 secondsThe transfer of 4194304 bytes from the host to the device took 2.796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82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83" calcext:value-type="float">
            <text:p>9.18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5e-02 secondsThe transfer of 4194304 bytes from the host to the device took 2.812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office:value-type="float" office:value="0.1586" calcext:value-type="float">
            <text:p>1.59E-01</text:p>
          </table:table-cell>
          <table:table-cell office:value-type="string" calcext:value-type="string">
            <text:p>seconds to runThe transfer of 4194304 bytes from the device to the host took 9.476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61" calcext:value-type="float">
            <text:p>8.66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102e-02 secondsThe transfer of 4194304 bytes from the host to the device took 2.816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38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11" calcext:value-type="float">
            <text:p>9.01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6e-02 secondsThe transfer of 4194304 bytes from the host to the device took 2.804e-04 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53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39" calcext:value-type="float">
            <text:p>8.6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0.1547" calcext:value-type="float">
            <text:p>1.55E-01</text:p>
          </table:table-cell>
          <table:table-cell table:formula="of:=[.I5]" office:value-type="float" office:value="0.1552" calcext:value-type="float">
            <text:p>1.55E-01</text:p>
          </table:table-cell>
          <table:table-cell table:formula="of:=[.O5]" office:value-type="float" office:value="0.1586" calcext:value-type="float">
            <text:p>1.59E-01</text:p>
          </table:table-cell>
          <table:table-cell table:formula="of:=[.U5]" office:value-type="float" office:value="0.155" calcext:value-type="float">
            <text:p>1.55E-01</text:p>
          </table:table-cell>
          <table:table-cell table:formula="of:=[.AA5]" office:value-type="float" office:value="0.1553" calcext:value-type="float">
            <text:p>1.55E-01</text:p>
          </table:table-cell>
          <table:table-cell table:formula="of:=AVERAGE([.$AL5:.$AP5])" office:value-type="float" office:value="0.15576" calcext:value-type="float">
            <text:p>1.56E-01</text:p>
          </table:table-cell>
          <table:table-cell table:formula="of:=STDEV([.$AL5:.$AQ5])" office:value-type="float" office:value="0.00143471251475687" calcext:value-type="float">
            <text:p>1.43E-03</text:p>
          </table:table-cell>
          <table:table-cell table:formula="of:=[.AR5]/[.AQ5]" office:value-type="percentage" office:value="0.00921104593449456" calcext:value-type="percentage">
            <text:p>0.92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3 Starting...Using Device 0: GeForce GTX 1660 TiTotal data size: 4194304The initialization of host data took 1.062e-02 secondsThe transfer of 4194304 bytes from the host to the device took 2.831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office:value-type="float" office:value="0.1533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606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62" calcext:value-type="float">
            <text:p>8.7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100e-02 secondsThe transfer of 4194304 bytes from the host to the device took 2.823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office:value-type="float" office:value="0.154" calcext:value-type="float">
            <text:p>1.54E-01</text:p>
          </table:table-cell>
          <table:table-cell office:value-type="string" calcext:value-type="string">
            <text:p>seconds to runThe transfer of 4194304 bytes from the device to the host took 9.692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33" calcext:value-type="float">
            <text:p>9.03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54e-02 secondsThe transfer of 4194304 bytes from the host to the device took 2.806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445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851e-02 secondsThe transfer of 4194304 bytes from the host to the device took 2.848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office:value-type="float" office:value="0.1517" calcext:value-type="float">
            <text:p>1.52E-01</text:p>
          </table:table-cell>
          <table:table-cell office:value-type="string" calcext:value-type="string">
            <text:p>seconds to runThe transfer of 4194304 bytes from the device to the host took 1.003e-03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08" calcext:value-type="float">
            <text:p>9.11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73e-02 secondsThe transfer of 4194304 bytes from the host to the device took 2.807e-04 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486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26" calcext:value-type="float">
            <text:p>8.73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0.1533" calcext:value-type="float">
            <text:p>1.53E-01</text:p>
          </table:table-cell>
          <table:table-cell table:formula="of:=[.I6]" office:value-type="float" office:value="0.154" calcext:value-type="float">
            <text:p>1.54E-01</text:p>
          </table:table-cell>
          <table:table-cell table:formula="of:=[.O6]" office:value-type="float" office:value="0.1532" calcext:value-type="float">
            <text:p>1.53E-01</text:p>
          </table:table-cell>
          <table:table-cell table:formula="of:=[.U6]" office:value-type="float" office:value="0.1517" calcext:value-type="float">
            <text:p>1.52E-01</text:p>
          </table:table-cell>
          <table:table-cell table:formula="of:=[.AA6]" office:value-type="float" office:value="0.1553" calcext:value-type="float">
            <text:p>1.55E-01</text:p>
          </table:table-cell>
          <table:table-cell table:formula="of:=AVERAGE([.$AL6:.$AP6])" office:value-type="float" office:value="0.1535" calcext:value-type="float">
            <text:p>1.54E-01</text:p>
          </table:table-cell>
          <table:table-cell table:formula="of:=STDEV([.$AL6:.$AQ6])" office:value-type="float" office:value="0.0011713240371477" calcext:value-type="float">
            <text:p>1.17E-03</text:p>
          </table:table-cell>
          <table:table-cell table:formula="of:=[.AR6]/[.AQ6]" office:value-type="percentage" office:value="0.00763077548630426" calcext:value-type="percentage">
            <text:p>0.76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4 Starting...Using Device 0: GeForce GTX 1660 TiTotal data size: 4194304The initialization of host data took 1.061e-02 secondsThe transfer of 4194304 bytes from the host to the device took 2.806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office:value-type="float" office:value="0.1525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471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03" calcext:value-type="float">
            <text:p>8.70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101e-02 secondsThe transfer of 4194304 bytes from the host to the device took 2.814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721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72" calcext:value-type="float">
            <text:p>9.07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52e-02 secondsThe transfer of 4194304 bytes from the host to the device took 2.797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office:value-type="float" office:value="0.1527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59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36" calcext:value-type="float">
            <text:p>8.74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67e-02 secondsThe transfer of 4194304 bytes from the host to the device took 2.811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office:value-type="float" office:value="0.1528" calcext:value-type="float">
            <text:p>1.53E-01</text:p>
          </table:table-cell>
          <table:table-cell office:value-type="string" calcext:value-type="string">
            <text:p>seconds to runThe transfer of 4194304 bytes from the device to the host took 9.512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886" calcext:value-type="float">
            <text:p>8.89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97e-02 secondsThe transfer of 4194304 bytes from the host to the device took 2.838e-04 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office:value-type="float" office:value="0.152" calcext:value-type="float">
            <text:p>1.52E-01</text:p>
          </table:table-cell>
          <table:table-cell office:value-type="string" calcext:value-type="string">
            <text:p>seconds to runThe transfer of 4194304 bytes from the device to the host took 9.800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03" calcext:value-type="float">
            <text:p>9.00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0.1525" calcext:value-type="float">
            <text:p>1.53E-01</text:p>
          </table:table-cell>
          <table:table-cell table:formula="of:=[.I7]" office:value-type="float" office:value="0.1532" calcext:value-type="float">
            <text:p>1.53E-01</text:p>
          </table:table-cell>
          <table:table-cell table:formula="of:=[.O7]" office:value-type="float" office:value="0.1527" calcext:value-type="float">
            <text:p>1.53E-01</text:p>
          </table:table-cell>
          <table:table-cell table:formula="of:=[.U7]" office:value-type="float" office:value="0.1528" calcext:value-type="float">
            <text:p>1.53E-01</text:p>
          </table:table-cell>
          <table:table-cell table:formula="of:=[.AA7]" office:value-type="float" office:value="0.152" calcext:value-type="float">
            <text:p>1.52E-01</text:p>
          </table:table-cell>
          <table:table-cell table:formula="of:=AVERAGE([.$AL7:.$AP7])" office:value-type="float" office:value="0.15264" calcext:value-type="float">
            <text:p>1.53E-01</text:p>
          </table:table-cell>
          <table:table-cell table:formula="of:=STDEV([.$AL7:.$AQ7])" office:value-type="float" office:value="0.000392937654087772" calcext:value-type="float">
            <text:p>3.93E-04</text:p>
          </table:table-cell>
          <table:table-cell table:formula="of:=[.AR7]/[.AQ7]" office:value-type="percentage" office:value="0.00257427708390836" calcext:value-type="percentage">
            <text:p>0.26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5 Starting...Using Device 0: GeForce GTX 1660 TiTotal data size: 4194304The initialization of host data took 1.055e-02 secondsThe transfer of 4194304 bytes from the host to the device took 2.793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office:value-type="float" office:value="0.1428" calcext:value-type="float">
            <text:p>1.43E-01</text:p>
          </table:table-cell>
          <table:table-cell office:value-type="string" calcext:value-type="string">
            <text:p>seconds to runThe transfer of 4194304 bytes from the device to the host took 9.553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94" calcext:value-type="float">
            <text:p>8.79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17e-02 secondsThe transfer of 4194304 bytes from the host to the device took 2.829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office:value-type="float" office:value="0.1431" calcext:value-type="float">
            <text:p>1.43E-01</text:p>
          </table:table-cell>
          <table:table-cell office:value-type="string" calcext:value-type="string">
            <text:p>seconds to runThe transfer of 4194304 bytes from the device to the host took 9.91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953" calcext:value-type="float">
            <text:p>8.95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80e-02 secondsThe transfer of 4194304 bytes from the host to the device took 2.854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office:value-type="float" office:value="0.14" calcext:value-type="float">
            <text:p>1.40E-01</text:p>
          </table:table-cell>
          <table:table-cell office:value-type="string" calcext:value-type="string">
            <text:p>seconds to runThe transfer of 4194304 bytes from the device to the host took 9.772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23" calcext:value-type="float">
            <text:p>8.72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063e-02 secondsThe transfer of 4194304 bytes from the host to the device took 2.829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office:value-type="float" office:value="0.1422" calcext:value-type="float">
            <text:p>1.42E-01</text:p>
          </table:table-cell>
          <table:table-cell office:value-type="string" calcext:value-type="string">
            <text:p>seconds to runThe transfer of 4194304 bytes from the device to the host took 9.566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928" calcext:value-type="float">
            <text:p>8.93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56e-02 secondsThe transfer of 4194304 bytes from the host to the device took 3.120e-04 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office:value-type="float" office:value="0.1404" calcext:value-type="float">
            <text:p>1.40E-01</text:p>
          </table:table-cell>
          <table:table-cell office:value-type="string" calcext:value-type="string">
            <text:p>seconds to runThe transfer of 4194304 bytes from the device to the host took 1.313e-03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7" calcext:value-type="float">
            <text:p>9.1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0.1428" calcext:value-type="float">
            <text:p>1.43E-01</text:p>
          </table:table-cell>
          <table:table-cell table:formula="of:=[.I8]" office:value-type="float" office:value="0.1431" calcext:value-type="float">
            <text:p>1.43E-01</text:p>
          </table:table-cell>
          <table:table-cell table:formula="of:=[.O8]" office:value-type="float" office:value="0.14" calcext:value-type="float">
            <text:p>1.40E-01</text:p>
          </table:table-cell>
          <table:table-cell table:formula="of:=[.U8]" office:value-type="float" office:value="0.1422" calcext:value-type="float">
            <text:p>1.42E-01</text:p>
          </table:table-cell>
          <table:table-cell table:formula="of:=[.AA8]" office:value-type="float" office:value="0.1404" calcext:value-type="float">
            <text:p>1.40E-01</text:p>
          </table:table-cell>
          <table:table-cell table:formula="of:=AVERAGE([.$AL8:.$AP8])" office:value-type="float" office:value="0.1417" calcext:value-type="float">
            <text:p>1.42E-01</text:p>
          </table:table-cell>
          <table:table-cell table:formula="of:=STDEV([.$AL8:.$AQ8])" office:value-type="float" office:value="0.00126491106406735" calcext:value-type="float">
            <text:p>1.26E-03</text:p>
          </table:table-cell>
          <table:table-cell table:formula="of:=[.AR8]/[.AQ8]" office:value-type="percentage" office:value="0.00892668358551412" calcext:value-type="percentage">
            <text:p>0.89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6 Starting...Using Device 0: GeForce GTX 1660 TiTotal data size: 4194304The initialization of host data took 1.094e-02 secondsThe transfer of 4194304 bytes from the host to the device took 2.815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office:value-type="float" office:value="0.1487" calcext:value-type="float">
            <text:p>1.49E-01</text:p>
          </table:table-cell>
          <table:table-cell office:value-type="string" calcext:value-type="string">
            <text:p>seconds to runThe transfer of 4194304 bytes from the device to the host took 9.864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877" calcext:value-type="float">
            <text:p>8.88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6e-02 secondsThe transfer of 4194304 bytes from the host to the device took 2.843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office:value-type="float" office:value="0.1478" calcext:value-type="float">
            <text:p>1.48E-01</text:p>
          </table:table-cell>
          <table:table-cell office:value-type="string" calcext:value-type="string">
            <text:p>seconds to runThe transfer of 4194304 bytes from the device to the host took 9.65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968" calcext:value-type="float">
            <text:p>8.97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7e-02 secondsThe transfer of 4194304 bytes from the host to the device took 2.818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office:value-type="float" office:value="0.1468" calcext:value-type="float">
            <text:p>1.47E-01</text:p>
          </table:table-cell>
          <table:table-cell office:value-type="string" calcext:value-type="string">
            <text:p>seconds to runThe transfer of 4194304 bytes from the device to the host took 9.627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01" calcext:value-type="float">
            <text:p>9.10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58e-02 secondsThe transfer of 4194304 bytes from the host to the device took 2.829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office:value-type="float" office:value="0.1473" calcext:value-type="float">
            <text:p>1.47E-01</text:p>
          </table:table-cell>
          <table:table-cell office:value-type="string" calcext:value-type="string">
            <text:p>seconds to runThe transfer of 4194304 bytes from the device to the host took 9.505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812" calcext:value-type="float">
            <text:p>8.81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96e-02 secondsThe transfer of 4194304 bytes from the host to the device took 2.828e-04 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office:value-type="float" office:value="0.1469" calcext:value-type="float">
            <text:p>1.47E-01</text:p>
          </table:table-cell>
          <table:table-cell office:value-type="string" calcext:value-type="string">
            <text:p>seconds to runThe transfer of 4194304 bytes from the device to the host took 9.602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956" calcext:value-type="float">
            <text:p>8.96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0.1487" calcext:value-type="float">
            <text:p>1.49E-01</text:p>
          </table:table-cell>
          <table:table-cell table:formula="of:=[.I9]" office:value-type="float" office:value="0.1478" calcext:value-type="float">
            <text:p>1.48E-01</text:p>
          </table:table-cell>
          <table:table-cell table:formula="of:=[.O9]" office:value-type="float" office:value="0.1468" calcext:value-type="float">
            <text:p>1.47E-01</text:p>
          </table:table-cell>
          <table:table-cell table:formula="of:=[.U9]" office:value-type="float" office:value="0.1473" calcext:value-type="float">
            <text:p>1.47E-01</text:p>
          </table:table-cell>
          <table:table-cell table:formula="of:=[.AA9]" office:value-type="float" office:value="0.1469" calcext:value-type="float">
            <text:p>1.47E-01</text:p>
          </table:table-cell>
          <table:table-cell table:formula="of:=AVERAGE([.$AL9:.$AP9])" office:value-type="float" office:value="0.1475" calcext:value-type="float">
            <text:p>1.48E-01</text:p>
          </table:table-cell>
          <table:table-cell table:formula="of:=STDEV([.$AL9:.$AQ9])" office:value-type="float" office:value="0.000695701085237039" calcext:value-type="float">
            <text:p>6.96E-04</text:p>
          </table:table-cell>
          <table:table-cell table:formula="of:=[.AR9]/[.AQ9]" office:value-type="percentage" office:value="0.00471661752703078" calcext:value-type="percentage">
            <text:p>0.47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7 Starting...Using Device 0: GeForce GTX 1660 TiTotal data size: 4194304The initialization of host data took 1.058e-02 secondsThe transfer of 4194304 bytes from the host to the device took 2.832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office:value-type="float" office:value="0.1511" calcext:value-type="float">
            <text:p>1.51E-01</text:p>
          </table:table-cell>
          <table:table-cell office:value-type="string" calcext:value-type="string">
            <text:p>seconds to runThe transfer of 4194304 bytes from the device to the host took 9.503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36e-02 secondsThe transfer of 4194304 bytes from the host to the device took 2.818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 9.93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75" calcext:value-type="float">
            <text:p>9.0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073e-02 secondsThe transfer of 4194304 bytes from the host to the device took 2.824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office:value-type="float" office:value="0.1542" calcext:value-type="float">
            <text:p>1.54E-01</text:p>
          </table:table-cell>
          <table:table-cell office:value-type="string" calcext:value-type="string">
            <text:p>seconds to runThe transfer of 4194304 bytes from the device to the host took 9.572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79" calcext:value-type="float">
            <text:p>8.7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111e-02 secondsThe transfer of 4194304 bytes from the host to the device took 2.926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office:value-type="float" office:value="0.1518" calcext:value-type="float">
            <text:p>1.52E-01</text:p>
          </table:table-cell>
          <table:table-cell office:value-type="string" calcext:value-type="string">
            <text:p>seconds to runThe transfer of 4194304 bytes from the device to the host took 9.773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81" calcext:value-type="float">
            <text:p>9.1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97e-02 secondsThe transfer of 4194304 bytes from the host to the device took 2.838e-04 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 1.004e-03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77" calcext:value-type="float">
            <text:p>9.0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0.1511" calcext:value-type="float">
            <text:p>1.51E-01</text:p>
          </table:table-cell>
          <table:table-cell table:formula="of:=[.I10]" office:value-type="float" office:value="0.1499" calcext:value-type="float">
            <text:p>1.50E-01</text:p>
          </table:table-cell>
          <table:table-cell table:formula="of:=[.O10]" office:value-type="float" office:value="0.1542" calcext:value-type="float">
            <text:p>1.54E-01</text:p>
          </table:table-cell>
          <table:table-cell table:formula="of:=[.U10]" office:value-type="float" office:value="0.1518" calcext:value-type="float">
            <text:p>1.52E-01</text:p>
          </table:table-cell>
          <table:table-cell table:formula="of:=[.AA10]" office:value-type="float" office:value="0.1499" calcext:value-type="float">
            <text:p>1.50E-01</text:p>
          </table:table-cell>
          <table:table-cell table:formula="of:=AVERAGE([.$AL10:.$AP10])" office:value-type="float" office:value="0.15138" calcext:value-type="float">
            <text:p>1.51E-01</text:p>
          </table:table-cell>
          <table:table-cell table:formula="of:=STDEV([.$AL10:.$AQ10])" office:value-type="float" office:value="0.00158669467762389" calcext:value-type="float">
            <text:p>1.59E-03</text:p>
          </table:table-cell>
          <table:table-cell table:formula="of:=[.AR10]/[.AQ10]" office:value-type="percentage" office:value="0.0104815344010034" calcext:value-type="percentage">
            <text:p>1.05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8 Starting...Using Device 0: GeForce GTX 1660 TiTotal data size: 4194304The initialization of host data took 1.103e-02 secondsThe transfer of 4194304 bytes from the host to the device took 2.870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900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65" calcext:value-type="float">
            <text:p>8.77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5e-02 secondsThe transfer of 4194304 bytes from the host to the device took 2.799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77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31" calcext:value-type="float">
            <text:p>9.13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 2.817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488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546" calcext:value-type="float">
            <text:p>8.55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2e-02 secondsThe transfer of 4194304 bytes from the host to the device took 2.803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631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221" calcext:value-type="float">
            <text:p>9.22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 2.920e-04 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9.40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0.1549" calcext:value-type="float">
            <text:p>1.55E-01</text:p>
          </table:table-cell>
          <table:table-cell table:formula="of:=[.I11]" office:value-type="float" office:value="0.155" calcext:value-type="float">
            <text:p>1.55E-01</text:p>
          </table:table-cell>
          <table:table-cell table:formula="of:=[.O11]" office:value-type="float" office:value="0.1552" calcext:value-type="float">
            <text:p>1.55E-01</text:p>
          </table:table-cell>
          <table:table-cell table:formula="of:=[.U11]" office:value-type="float" office:value="0.1549" calcext:value-type="float">
            <text:p>1.55E-01</text:p>
          </table:table-cell>
          <table:table-cell table:formula="of:=[.AA11]" office:value-type="float" office:value="0.1553" calcext:value-type="float">
            <text:p>1.55E-01</text:p>
          </table:table-cell>
          <table:table-cell table:formula="of:=AVERAGE([.$AL11:.$AP11])" office:value-type="float" office:value="0.15506" calcext:value-type="float">
            <text:p>1.55E-01</text:p>
          </table:table-cell>
          <table:table-cell table:formula="of:=STDEV([.$AL11:.$AQ11])" office:value-type="float" office:value="0.000162480768092714" calcext:value-type="float">
            <text:p>1.62E-04</text:p>
          </table:table-cell>
          <table:table-cell table:formula="of:=[.AR11]/[.AQ11]" office:value-type="percentage" office:value="0.00104785739773452" calcext:value-type="percentage">
            <text:p>0.10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9 Starting...Using Device 0: GeForce GTX 1660 TiTotal data size: 4194304The initialization of host data took 1.054e-02 secondsThe transfer of 4194304 bytes from the host to the device took 2.830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office:value-type="float" office:value="0.1609" calcext:value-type="float">
            <text:p>1.61E-01</text:p>
          </table:table-cell>
          <table:table-cell office:value-type="string" calcext:value-type="string">
            <text:p>seconds to runThe transfer of 4194304 bytes from the device to the host took 9.43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77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74e-02 secondsThe transfer of 4194304 bytes from the host to the device took 2.827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office:value-type="float" office:value="0.1627" calcext:value-type="float">
            <text:p>1.63E-01</text:p>
          </table:table-cell>
          <table:table-cell office:value-type="string" calcext:value-type="string">
            <text:p>seconds to runThe transfer of 4194304 bytes from the device to the host took 9.418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88" calcext:value-type="float">
            <text:p>8.8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55e-02 secondsThe transfer of 4194304 bytes from the host to the device took 2.816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office:value-type="float" office:value="0.1605" calcext:value-type="float">
            <text:p>1.61E-01</text:p>
          </table:table-cell>
          <table:table-cell office:value-type="string" calcext:value-type="string">
            <text:p>seconds to runThe transfer of 4194304 bytes from the device to the host took 9.483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682e-02 secondsThe transfer of 4194304 bytes from the host to the device took 3.198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office:value-type="float" office:value="0.1602" calcext:value-type="float">
            <text:p>1.60E-01</text:p>
          </table:table-cell>
          <table:table-cell office:value-type="string" calcext:value-type="string">
            <text:p>seconds to runThe transfer of 4194304 bytes from the device to the host took 1.270e-03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78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107e-02 secondsThe transfer of 4194304 bytes from the host to the device took 2.819e-04 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office:value-type="float" office:value="0.1603" calcext:value-type="float">
            <text:p>1.60E-01</text:p>
          </table:table-cell>
          <table:table-cell office:value-type="string" calcext:value-type="string">
            <text:p>seconds to runThe transfer of 4194304 bytes from the device to the host took 9.677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0.1609" calcext:value-type="float">
            <text:p>1.61E-01</text:p>
          </table:table-cell>
          <table:table-cell table:formula="of:=[.I12]" office:value-type="float" office:value="0.1627" calcext:value-type="float">
            <text:p>1.63E-01</text:p>
          </table:table-cell>
          <table:table-cell table:formula="of:=[.O12]" office:value-type="float" office:value="0.1605" calcext:value-type="float">
            <text:p>1.61E-01</text:p>
          </table:table-cell>
          <table:table-cell table:formula="of:=[.U12]" office:value-type="float" office:value="0.1602" calcext:value-type="float">
            <text:p>1.60E-01</text:p>
          </table:table-cell>
          <table:table-cell table:formula="of:=[.AA12]" office:value-type="float" office:value="0.1603" calcext:value-type="float">
            <text:p>1.60E-01</text:p>
          </table:table-cell>
          <table:table-cell table:formula="of:=AVERAGE([.$AL12:.$AP12])" office:value-type="float" office:value="0.16092" calcext:value-type="float">
            <text:p>1.61E-01</text:p>
          </table:table-cell>
          <table:table-cell table:formula="of:=STDEV([.$AL12:.$AQ12])" office:value-type="float" office:value="0.000921737489744236" calcext:value-type="float">
            <text:p>9.22E-04</text:p>
          </table:table-cell>
          <table:table-cell table:formula="of:=[.AR12]/[.AQ12]" office:value-type="percentage" office:value="0.00572792374934275" calcext:value-type="percentage">
            <text:p>0.57%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./incOrderRow10 Starting...Using Device 0: GeForce GTX 1660 TiTotal data size: 4194304The initialization of host data took 1.939e-02 secondsThe transfer of 4194304 bytes from the host to the device took 2.811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office:value-type="float" office:value="0.1684" calcext:value-type="float">
            <text:p>1.68E-01</text:p>
          </table:table-cell>
          <table:table-cell office:value-type="string" calcext:value-type="string">
            <text:p>seconds to runThe transfer of 4194304 bytes from the device to the host took 9.90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74" calcext:value-type="float">
            <text:p>9.07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057e-02 secondsThe transfer of 4194304 bytes from the host to the device took 2.832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office:value-type="float" office:value="0.1692" calcext:value-type="float">
            <text:p>1.69E-01</text:p>
          </table:table-cell>
          <table:table-cell office:value-type="string" calcext:value-type="string">
            <text:p>seconds to runThe transfer of 4194304 bytes from the device to the host took 9.413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863e-02 secondsThe transfer of 4194304 bytes from the host to the device took 2.818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office:value-type="float" office:value="0.1679" calcext:value-type="float">
            <text:p>1.68E-01</text:p>
          </table:table-cell>
          <table:table-cell office:value-type="string" calcext:value-type="string">
            <text:p>seconds to runThe transfer of 4194304 bytes from the device to the host took 9.708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8.734" calcext:value-type="float">
            <text:p>8.73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3e-02 secondsThe transfer of 4194304 bytes from the host to the device took 2.802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office:value-type="float" office:value="0.1693" calcext:value-type="float">
            <text:p>1.69E-01</text:p>
          </table:table-cell>
          <table:table-cell office:value-type="string" calcext:value-type="string">
            <text:p>seconds to runThe transfer of 4194304 bytes from the device to the host took 9.82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187" calcext:value-type="float">
            <text:p>9.19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7e-02 secondsThe transfer of 4194304 bytes from the host to the device took 2.842e-04 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office:value-type="float" office:value="0.1696" calcext:value-type="float">
            <text:p>1.70E-01</text:p>
          </table:table-cell>
          <table:table-cell office:value-type="string" calcext:value-type="string">
            <text:p>seconds to runThe transfer of 4194304 bytes from the device to the host took 9.789e-04 seconds</text:p>
          </table:table-cell>
          <table:table-cell office:value-type="string" calcext:value-type="string">
            <text:p>The cpu kernel took</text:p>
          </table:table-cell>
          <table:table-cell office:value-type="float" office:value="9.009" calcext:value-type="float">
            <text:p>9.01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0.1684" calcext:value-type="float">
            <text:p>1.68E-01</text:p>
          </table:table-cell>
          <table:table-cell table:formula="of:=[.I13]" office:value-type="float" office:value="0.1692" calcext:value-type="float">
            <text:p>1.69E-01</text:p>
          </table:table-cell>
          <table:table-cell table:formula="of:=[.O13]" office:value-type="float" office:value="0.1679" calcext:value-type="float">
            <text:p>1.68E-01</text:p>
          </table:table-cell>
          <table:table-cell table:formula="of:=[.U13]" office:value-type="float" office:value="0.1693" calcext:value-type="float">
            <text:p>1.69E-01</text:p>
          </table:table-cell>
          <table:table-cell table:formula="of:=[.AA13]" office:value-type="float" office:value="0.1696" calcext:value-type="float">
            <text:p>1.70E-01</text:p>
          </table:table-cell>
          <table:table-cell table:formula="of:=AVERAGE([.$AL13:.$AP13])" office:value-type="float" office:value="0.16888" calcext:value-type="float">
            <text:p>1.69E-01</text:p>
          </table:table-cell>
          <table:table-cell table:formula="of:=STDEV([.$AL13:.$AQ13])" office:value-type="float" office:value="0.000630555310817381" calcext:value-type="float">
            <text:p>6.31E-04</text:p>
          </table:table-cell>
          <table:table-cell table:formula="of:=[.AR13]/[.AQ13]" office:value-type="percentage" office:value="0.00373374769550794" calcext:value-type="percentage">
            <text:p>0.37%</text:p>
          </table:table-cell>
          <table:table-cell table:number-columns-repeated="1633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 table:number-columns-repeated="8"/>
          <table:table-cell table:number-columns-repeated="1633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8"/>
          <table:table-cell table:number-columns-repeated="1633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3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22:59:11.834076902</meta:creation-date>
    <dc:date>2022-12-18T23:39:50.223232577</dc:date>
    <meta:editing-duration>PT40M39S</meta:editing-duration>
    <meta:editing-cycles>6</meta:editing-cycles>
    <meta:generator>LibreOffice/7.4.1.2$Linux_X86_64 LibreOffice_project/40$Build-2</meta:generator>
    <meta:document-statistic meta:table-count="1" meta:cell-count="4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display-label="true" chart:logarithmic="false" chart:min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81cm" svg:height="10.592cm" xlink:href=".." xlink:type="simple" chart:class="chart:line" chart:style-name="ch1">
        <chart:legend chart:legend-position="end" svg:x="16.189cm" svg:y="4.992cm" style:legend-expansion="high" chart:style-name="ch2"/>
        <chart:plot-area chart:style-name="ch3" table:cell-range-address="Sheet1.AH3:Sheet1.AH13 Sheet1.AQ1:Sheet1.AQ13" chart:data-source-has-labels="both" svg:x="3.166cm" svg:y="0.382cm" svg:width="13.109cm" svg:height="9.288cm">
          <chart:coordinate-region svg:x="4.89cm" svg:y="0.586cm" svg:width="11.282cm" svg:height="8.428cm"/>
          <chart:axis chart:dimension="x" chart:name="primary-x" chart:style-name="ch4" chartooo:axis-type="auto">
            <chartooo:date-scale/>
            <chart:title svg:x="9.505cm" svg:y="9.671cm" chart:style-name="ch5">
              <text:p>Grid x</text:p>
            </chart:title>
            <chart:categories table:cell-range-address="Sheet1.AH3:Sheet1.AH1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AQ3:Sheet1.AQ13" chart:label-cell-address="Sheet1.AQ1:Sheet1.AQ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  <draw:g>
                  <svg:desc>Sheet1.AQ1:Sheet1.AQ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H3:Sheet1.AH13</svg:desc>
                </draw:g>
              </table:table-cell>
              <table:table-cell office:value-type="float" office:value="0.23462">
                <text:p>0.23462</text:p>
                <draw:g>
                  <svg:desc>Sheet1.AQ3:Sheet1.AQ13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778">
                <text:p>0.20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76">
                <text:p>0.155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35">
                <text:p>0.15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264">
                <text:p>0.152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17">
                <text:p>0.14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138">
                <text:p>0.151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506">
                <text:p>0.155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092">
                <text:p>0.160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6888">
                <text:p>0.16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